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200003B7000023C000001B35863FFF00.svm" manifest:media-type="image/x-svm"/>
  <manifest:file-entry manifest:full-path="Pictures/200000190000044D0000044D164479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10000001000007E4000005D2A043183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988dc1"/>
    </style:style>
    <style:style style:name="P27" style:family="paragraph" style:parent-style-name="Standard">
      <style:text-properties officeooo:paragraph-rsid="008cbce2"/>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paragraph-properties fo:keep-with-next="always"/>
    </style:style>
    <style:style style:name="P30" style:family="paragraph" style:parent-style-name="Grafik" style:master-page-name="">
      <style:paragraph-properties fo:orphans="0" fo:widows="0" style:page-number="auto"/>
    </style:style>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4" style:master-page-name="">
      <style:paragraph-properties style:page-number="auto" fo:padding="0cm" fo:border="none" style:shadow="none" style:join-border="false"/>
    </style:style>
    <style:style style:name="P34" style:family="paragraph" style:parent-style-name="Standard" style:list-style-name="L4">
      <style:paragraph-properties fo:padding="0.074cm" fo:border-left="none" fo:border-right="none" fo:border-top="none" fo:border-bottom="0.06pt solid #000000" style:join-border="false"/>
    </style:style>
    <style:style style:name="P35" style:family="paragraph" style:parent-style-name="Standard" style:list-style-name="L4">
      <style:paragraph-properties fo:padding="0cm" fo:border="none" style:shadow="none" style:join-border="false"/>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paragraph-properties fo:text-align="justify" style:justify-single-word="false"/>
    </style:style>
    <style:style style:name="P41"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text-properties officeooo:paragraph-rsid="0001de01"/>
    </style:style>
    <style:style style:name="P43" style:family="paragraph" style:parent-style-name="Opa">
      <style:paragraph-properties fo:text-align="center" style:justify-single-word="false"/>
      <style:text-properties style:use-window-font-color="true" loext:opacity="0%" style:font-name="HeartMatrixed"/>
    </style:style>
    <style:style style:name="P44" style:family="paragraph" style:parent-style-name="Opa">
      <style:text-properties style:use-window-font-color="true" loext:opacity="0%" style:font-name="HeartMatrixed"/>
    </style:style>
    <style:style style:name="P45" style:family="paragraph" style:parent-style-name="Grafik" style:master-page-name="">
      <style:paragraph-properties fo:orphans="0" fo:widows="0" style:page-number="auto" fo:keep-with-next="auto"/>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fo:font-weight="normal" style:font-weight-asian="normal" style:font-weight-complex="normal"/>
    </style:style>
    <style:style style:name="T9" style:family="text">
      <style:text-properties officeooo:rsid="00b5de11"/>
    </style:style>
    <style:style style:name="T10" style:family="text">
      <style:text-properties officeooo:rsid="00772ea6"/>
    </style:style>
    <style:style style:name="T11" style:family="text">
      <style:text-properties officeooo:rsid="005aa2a4"/>
    </style:style>
    <style:style style:name="T12" style:family="text">
      <style:text-properties officeooo:rsid="009e5956"/>
    </style:style>
    <style:style style:name="T13" style:family="text">
      <style:text-properties officeooo:rsid="009f060b"/>
    </style:style>
    <style:style style:name="T14" style:family="text">
      <style:text-properties officeooo:rsid="00ab4fd0"/>
    </style:style>
    <style:style style:name="T15" style:family="text">
      <style:text-properties officeooo:rsid="0063732c"/>
    </style:style>
    <style:style style:name="T16" style:family="text">
      <style:text-properties officeooo:rsid="00922c67"/>
    </style:style>
    <style:style style:name="T17" style:family="text">
      <style:text-properties officeooo:rsid="0098a155"/>
    </style:style>
    <style:style style:name="T18" style:family="text">
      <style:text-properties officeooo:rsid="00a65bea"/>
    </style:style>
    <style:style style:name="T19" style:family="text">
      <style:text-properties officeooo:rsid="00993ee3"/>
    </style:style>
    <style:style style:name="T20" style:family="text">
      <style:text-properties officeooo:rsid="00a7fed2"/>
    </style:style>
    <style:style style:name="T21" style:family="text">
      <style:text-properties officeooo:rsid="008cbce2"/>
    </style:style>
    <style:style style:name="T22" style:family="text">
      <style:text-properties officeooo:rsid="008e7c3b"/>
    </style:style>
    <style:style style:name="T23" style:family="text">
      <style:text-properties style:text-underline-style="none" fo:font-weight="normal" style:font-weight-asian="normal" style:font-weight-complex="normal"/>
    </style:style>
    <style:style style:name="T24" style:family="text">
      <style:text-properties officeooo:rsid="00019f0b"/>
    </style:style>
    <style:style style:name="T25" style:family="text">
      <style:text-properties officeooo:rsid="00acb85d"/>
    </style:style>
    <style:style style:name="T26" style:family="text">
      <style:text-properties officeooo:rsid="00ae1aac"/>
    </style:style>
    <style:style style:name="T27" style:family="text">
      <style:text-properties officeooo:rsid="006b1bc6"/>
    </style:style>
    <style:style style:name="T28" style:family="text">
      <style:text-properties officeooo:rsid="007e3153"/>
    </style:style>
    <style:style style:name="T29" style:family="text">
      <style:text-properties officeooo:rsid="007c3de4"/>
    </style:style>
    <style:style style:name="T30"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1" style:family="text">
      <style:text-properties officeooo:rsid="0001de01"/>
    </style:style>
    <style:style style:name="T32" style:family="text">
      <style:text-properties officeooo:rsid="000a49e7"/>
    </style:style>
    <style:style style:name="T33" style:family="text">
      <style:text-properties officeooo:rsid="000a9764"/>
    </style:style>
    <style:style style:name="T34" style:family="text">
      <style:text-properties style:font-name="JetBrains Mono1" fo:font-size="10pt"/>
    </style:style>
    <style:style style:name="T35" style:family="text">
      <style:text-properties officeooo:rsid="00027eca"/>
    </style:style>
    <style:style style:name="T36" style:family="text">
      <style:text-properties officeooo:rsid="000658db"/>
    </style:style>
    <style:style style:name="T37" style:family="text">
      <style:text-properties officeooo:rsid="00075217"/>
    </style:style>
    <style:style style:name="T38" style:family="text">
      <style:text-properties officeooo:rsid="0081c7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5</text:p>
          <text:p text:style-name="P8"><text:s/>4.4 Zugeingabe<text:tab/>15</text:p>
          <text:p text:style-name="P7"><text:s/>5 Systemanforderungen, Installation und Ausführung<text:tab/>17</text:p>
          <text:p text:style-name="P7"><text:s/>6 Der VEGA Webserver<text:tab/>18</text:p>
          <text:p text:style-name="P7"><text:s/>7 VEGA Display<text:tab/>18</text:p>
          <text:p text:style-name="P7"><text:s/>8 VEGA Server<text:tab/>19</text:p>
          <text:p text:style-name="P8"><text:s/>8.1 Funktionsweise<text:tab/>19</text:p>
          <text:p text:style-name="P8"><text:s/>8.2 Einrichten eines <text:span text:style-name="T2">VEGA </text:span>Servers<text:tab/>20</text:p>
          <text:p text:style-name="P8"><text:s/>8.3 Verwalten eines VEGA Servers<text:tab/>20</text:p>
          <text:p text:style-name="P8"><text:s/>8.4 User anlegen<text:tab/>20</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1</text:p>
          <text:p text:style-name="P7"><text:s/>9 VEGA-Historie (oder: "Opa erzählt von damals")<text:tab/>22</text:p>
          <text:p text:style-name="P7"><text:s/>10 Abschließende Worte<text:tab/>23</text:p>
        </text:index-body>
      </text:table-of-content>
      <text:h text:style-name="P9" text:outline-level="1"/>
      <text:h text:style-name="P10" text:outline-level="1"><text:bookmark-start text:name="__RefHeading___Toc2198_3420781316"/><text:bookmark-start text:name="__RefNumPara__3848_984021074"/>Übersicht<text:bookmark-end text:name="__RefHeading___Toc2198_3420781316"/><text:bookmark-end text:name="__RefNumPara__3848_984021074"/></text:h>
      <text:p text:style-name="P11"><draw:frame draw:style-name="fr1" draw:name="Bild1" text:anchor-type="char" svg:width="17cm" svg:height="12.539cm" draw:z-index="3"><draw:image xlink:href="Pictures/10000001000007E4000005D2A0431836.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8">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12"><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8">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text:span text:style-name="T9">2</text:span>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5">Das Schwarze <text:soft-page-break/>Loch</text:p>
          </table:table-cell>
          <table:table-cell table:style-name="Tabelle2.B2" office:value-type="string">
            <text:p text:style-name="P15"><draw:frame draw:style-name="fr3"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8">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10">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11">450</text:span> Schiffen. Auf dem Planeten kön<text:soft-page-break/>nen Sie bis zu <text:span text:style-name="T11">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2">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3">Die Kampfstärke</text:span> steigert die <text:span text:style-name="T13">Verteidigungsk</text:span>raft <text:span text:style-name="T13">des Planeten und </text:span><text:span text:style-name="T14">die Angriffskraft </text:span><text:span text:style-name="T13">von </text:span>Kampfschiffen, <text:span text:style-name="T13">die von diesem Planeten gestartet werden</text:span>. Mehr Informationen finden Sie im Kapi<text:span text:style-name="T15">tel </text:span><text:span text:style-name="T15"><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6">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Minenräumer, Minenleger</text:p>
          </table:table-cell>
          <table:table-cell table:style-name="Tabelle3.B7" office:value-type="float" office:value="0">
            <text:p text:style-name="P15">0</text:p>
          </table:table-cell>
          <table:table-cell table:style-name="Tabelle3.C7" office:value-type="float" office:value="0">
            <text:p text:style-name="P15">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7">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8">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Alle Planeten haben zu Spielbeginn eine Kampfstärke von 100%. Sie können die Kampfstärken Ihrer Planeten auf 150% und 200% erhöhen. Wenn Sie einen Angriff starten, erhalten Ihre Kampfschiffe <text:span text:style-name="T19">die</text:span> Kampf<text:span text:style-name="T19">stärke</text:span> des Startplaneten. Der Verteidiger bekommt <text:span text:style-name="T20">die</text:span> Kampf<text:span text:style-name="T19">stärke</text:span> des angegriffenen Planeten.</text:p>
      <text:p text:style-name="P26">In einem Kampf werden die Zahlen der angreifenden und verteidigenden Schiffe mit den jeweiligen Kampfstärken multipliziert, so dass beispielsweise bei einer Kampfstärke von 150% 100 Kampfschiffe wie 150 Kampfschiffe zählen und dem Gegner entsprechend abgezogen werden. </text:p>
      <text:p text:style-name="P26">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8">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21">bernehmen</text:span> dessen Kampf<text:span text:style-name="T21">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7">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1">bernehmen</text:span> nicht <text:span text:style-name="T21">die</text:span> Kampf<text:span text:style-name="T21">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8">Raumschiffe, deren Ziel, Besitzer, Stärke, Modus (Einsatz/Transfer) usw. sind für alle Spieler sichtbar, sobald sie unterwegs sind, nicht jedoch <text:span text:style-name="T22">die</text:span> Kampf<text:span text:style-name="T22">stärke</text:span> von Kampfschiffen. Außerdem sehen alle Spieler, wo sich Minenfelder und das Schwarze Loch befinden und auf welchen Planeten wieviele Kampfschiffe vorhanden sind.</text:p>
      <text:p text:style-name="P28">Nur für die Besitzer der Planeten sichtbar sind deren Produktionsdaten, die Anzahl der Abwehrkampfschiffe, $-Vorrat, <text:span text:style-name="T22">die</text:span> Kampf<text:span text:style-name="T22">stärke</text:span>, die dort vorhandenen übrigen Raumschifftypen und Bündnisse. Andere Spieler können diese Informationen sehen, wenn sie einen Spion auf dem Planeten haben oder Mitglied eines Bündnisses sind.</text:p>
      <text:p text:style-name="Standard"><text:span text:style-name="T23">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9">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30"><draw:frame draw:style-name="fr4" draw:name="Bild2" text:anchor-type="char" svg:width="17cm" svg:height="12.539cm" draw:z-index="4"><draw:image xlink:href="Pictures/10000001000007E4000005D2A0431836.png" xlink:type="simple" xlink:show="embed" xlink:actuate="onLoad" draw:mime-type="image/png"/></draw:frame>Der VEGA-Bildschirm</text:p>
      <text:p text:style-name="Standard">Der VEGA-Bildschirm ist in drei Bereiche unterteilt:</text:p>
      <text:list text:style-name="L3">
        <text:list-item>
          <text:p text:style-name="P31">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1">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1">Frei verfügbare Kampfschiffe auf den Planeten, ohne Abwehrkampfschiffe.</text:p>
            </text:list-item>
            <text:list-item>
              <text:p text:style-name="P31"><text:soft-page-break/>Alle Raumschiffe, die momentan unterwegs sind, geordnet nach Ankunftsdatum.</text:p>
            </text:list-item>
            <text:list-item>
              <text:p text:style-name="P31">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1">Andere Raumschifftypen außer Kampfschiffe</text:p>
                </text:list-item>
                <text:list-item>
                  <text:p text:style-name="P31">Planetenproduktionsdaten und $-Vorräte</text:p>
                </text:list-item>
                <text:list-item>
                  <text:p text:style-name="P31">Abwehrkampfschiffe</text:p>
                </text:list-item>
                <text:list-item>
                  <text:p text:style-name="P31">Bündnisse</text:p>
                </text:list-item>
              </text:list>
            </text:list-item>
          </text:list>
        </text:list-item>
        <text:list-item>
          <text:p text:style-name="P31">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2">Über VEGA: Zeigt die Build-Nummer und den Link auf die VEGA-Internetpräsenz an.</text:p>
        </text:list-item>
        <text:list-item>
          <text:p text:style-name="P33">Spielanleitung: Öffnet diese Spielanleitung in dem PDF-Anzeigeprogramm, das auf ihrem Rechner standardmäßig mit der Dateiendung *.pdf verknüpft ist.</text:p>
        </text:list-item>
        <text:list-item>
          <text:p text:style-name="P34">Tutorial und Demo-Spiele: Unter diesem Menüpunkt können Sie das Tutorial starten. Außerdem finden Sie dort zwei Demo-Spiele, die zeigen, wie ein weit entwickeltes VEGA-Spiel aussehen kann.</text:p>
        </text:list-item>
        <text:list-item>
          <text:p text:style-name="P32">Neues lokales Spiel: Erzeugt ein neues Spiel, das auf Ihrem Rechner läuft und dort abgespeichert wird.</text:p>
        </text:list-item>
        <text:list-item>
          <text:p text:style-name="P32">Lokales Spiel laden: Lädt ein lokales Spiel von Ihrem Rechner.</text:p>
        </text:list-item>
        <text:list-item>
          <text:p text:style-name="P32">Lokales Spiel speichern als: Speichert ein lokales Spiel auf Ihrem Rechner.</text:p>
        </text:list-item>
        <text:list-item>
          <text:p text:style-name="P34">Lokale Bestenliste: In die Bestenliste können Sie nur aufgenommen werden, wenn Sie sich bei einem lokalen Spiel der Abschlussbewertung im Hauptmenü unterziehen.</text:p>
        </text:list-item>
        <text:list-item>
          <text:p text:style-name="P34">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5">Spiele auf dem VEGA Server: Initiieren, laden und verwalten Sie Spiele auf dem VEGA Server, mit dem Sie momentan verbunden sind.</text:p>
        </text:list-item>
        <text:list-item>
          <text:p text:style-name="P34">Bestenliste auf dem VEGA Server: Sehen Sie sich hier die Bestenliste auf dem VEGA Server an.</text:p>
        </text:list-item>
        <text:list-item>
          <text:p text:style-name="P32"><text:soft-page-break/>E-Mail schreiben: Wenn Sie ein E-Mail- oder serverbasiertes Spiel spielen, können Sie hier Kontakt zu Ihren Mitspielern und zum Spielleiter bzw. Server-Administrator aufnehmen.</text:p>
        </text:list-item>
        <text:list-item>
          <text:p text:style-name="P32">Spielparameter: Zeigt die Parameter des momentanen Spiels an. Einige Parameter können Sie auch noch nachträglich ändern.</text:p>
        </text:list-item>
        <text:list-item>
          <text:p text:style-name="P32">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4">Webserver: Konfigurieren und aktivieren Sie den VEGA-Webserver. Mehr dazu finden Sie im entsprechenden Kapitel.</text:p>
        </text:list-item>
        <text:list-item>
          <text:p text:style-name="P32">Einstellungen</text:p>
          <text:list>
            <text:list-item>
              <text:p text:style-name="P32">Sprache/Language: VEGA gibt es auf Deutsch und Englisch.</text:p>
            </text:list-item>
            <text:list-item>
              <text:p text:style-name="P32">VEGA Server-<text:span text:style-name="T24">Einstellungen</text:span>: <text:span text:style-name="T24">Verwalten </text:span>Sie die Zugangsdaten für <text:span text:style-name="T24">verschiedene</text:span> VEGA Server <text:span text:style-name="T24">und administrieren Sie Ihre VEGA Server</text:span>.</text:p>
            </text:list-item>
            <text:list-item>
              <text:p text:style-name="P34">VEGA Display-Server: Hier aktivieren Sie VEGA als VEGA Display-Server, um Ihren Bildschirm auf VEGA Display-Rechner übertragen zu können.</text:p>
            </text:list-item>
          </text:list>
        </text:list-item>
        <text:list-item>
          <text:p text:style-name="P32">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6">Unter "Jahre" stellen Sie das Jahr ein, in dem die letzte Auswertung erfolgt. Wenn Sie "Unendlich" wählen, spielen Sie so lange, bis nur noch ein Spieler übrig ist.</text:p>
        </text:list-item>
        <text:list-item>
          <text:p text:style-name="P36">"E-Mail-Modus": Hiermit schalten Sie ein lokales Spiel in den E-Mail-Modus.</text:p>
        </text:list-item>
        <text:list-item>
          <text:p text:style-name="P36">"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7"><text:soft-page-break/>Mit den Tasten 1 bis 6 wählen Sie den Spieler aus, der als nächstes seine Spielzüge eingeben soll. Wenn Sie die Tabulator-Taste drücken, wählt VEGA einen zufälligen Spieler aus.</text:p>
        </text:list-item>
        <text:list-item>
          <text:p text:style-name="P37">Wiederholung: Die letzte Jahresauswertung wird wiederholt.</text:p>
        </text:list-item>
        <text:list-item>
          <text:p text:style-name="P37">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7">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7">E-Mail-Aktionen: Wenn Sie Spielleiter eines E-Mail-Spiels sind, können Sie hier den Spielstand an die Mitspieler schicken und die Spielzüge der Mitspieler importieren.</text:p>
        </text:list-item>
        <text:list-item>
          <text:p text:style-name="P37">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8">Fertig: Damit schließen Sie Ihre Zugeingabe ab. Danach gibt es kein Zurück mehr, und die Raumschiffe fliegen unwiderruflich ihrem Ziel entgegen.</text:p>
        </text:list-item>
        <text:list-item>
          <text:p text:style-name="P38">Undo: Sie können alle Spielzüge eines Jahres schrittweise rückgängig machen und wieder ins Hauptmenü zurückgelangen.</text:p>
        </text:list-item>
        <text:list-item>
          <text:p text:style-name="P38">Kampfschiffe / Bündnisflotte / Spion / Patrouille / Transporter / Mine / Minenräumer: Damit starten Sie Raumschiffe des gewählten Typs.</text:p>
        </text:list-item>
        <text:list-item>
          <text:p text:style-name="P38">Planet: Hier sehen Sie die Daten eines Planeten. Sie können die $-Produktion ändern, <text:span text:style-name="T25">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8"><text:soft-page-break/>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8">Mehr...: Einige Menüpunkte wurden aus Platzgründen in ein weiteres Menü ausgelagert:</text:p>
          <text:list>
            <text:list-item>
              <text:p text:style-name="P38">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6">die Kampfstärke, </text:span>die $-Vorräte und noch nicht gestartete Raumschiffe. Die Kapitulation wird zu Beginn der Auswertung umgesetzt.</text:p>
            </text:list-item>
            <text:list-item>
              <text:p text:style-name="P38">Raumschiffe aus-/einblenden: Um auf dem Spielfeld die Dichte der dargestellten Informationen zu reduzieren, können Sie die Raumschiffe einzelner oder aller Spieler während Ihrer Zugeingabe aus- und einblenden.</text:p>
            </text:list-item>
            <text:list-item>
              <text:p text:style-name="P38">Statistik: Hier können Sie, wie im Hauptmenü, die Entwicklung von Punkten, Kampfschiffen und Planeten über die letzten Jahre sehen.</text:p>
            </text:list-item>
            <text:list-item>
              <text:p text:style-name="P38">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8">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8">Kampfsimulation: Hier können Sie den Kampfalgorithmus von VEGA <text:span text:style-name="T27">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9">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text:soft-page-break/>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8">Hier</text:span></text:a> <text:span text:style-name="T28">finden</text:span><text:span text:style-name="T29"> Sie den neusten VEGA-Build</text:span>. <text:span text:style-name="T29">Laden Sie die </text:span>ZIP-Datei <text:span text:style-name="T29">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9">Öffnen Sie den Windows Explorer und suchen Sie nach der Datei "javaw.exe". Diese finden Sie im Unterordner "bin" im Installationsverzeichnis Ihres Java JDK/JRE.</text:p>
        </text:list-item>
        <text:list-item>
          <text:p text:style-name="P39">Klicken Sie mit der rechten Maustaste auf die Datei "javaw.exe" und wählen Sie "Eigenschaften".</text:p>
        </text:list-item>
        <text:list-item>
          <text:p text:style-name="P39">Im Tabreiter "Kompatibilität" ändern Sie die Einstellungen für hohe DPI-Einstellungen wie folgt:</text:p>
          <text:p text:style-name="P39"><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text:soft-page-break/>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0">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0">PDF-Dokumente, wie diese Spielanleitung, die Inventur eines Spielers oder die Distanzmatrix, öffnen sich nur auf dem Bildschirm (VEGA oder VEGA Display), auf dem sie der Benutzer angefordert hat.</text:p>
      <text:p text:style-name="P40">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text:soft-page-break/>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1" text:outline-level="2"><text:bookmark-start text:name="__RefHeading___Toc2250_3420781316"/>Einrichten eines <text:span text:style-name="T30">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text:soft-page-break/>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31">Einstellungen</text:span>". Beim ersten <text:span text:style-name="T31">Start müssen Sie ein Passwort für die Zugangsdaten vergeben. Importieren </text:span><text:span text:style-name="T32">Sie </text:span><text:span text:style-name="T31">zunächst unter "Zugangsdaten &gt; + &gt; Aktiver User aus einer Datei"</text:span> die Admin-<text:span text:style-name="T31">Zugangsdaten</text:span>. Diese <text:span text:style-name="T31">wurden beim Einrichten des </text:span>VEGA Server<text:span text:style-name="T31">s ins Verzeichnis</text:span> "ServerData" <text:span text:style-name="T31">in die</text:span> Datei "_ADMIN_[ServerUrl]_[ServerPort]" <text:span text:style-name="T31">geschrieben.</text:span></text:p>
      <text:p text:style-name="Standard">Im Tab "Server<text:span text:style-name="T31">verwaltung</text:span>" finden Sie Informationen über den Server. <text:span text:style-name="T31">Dort können Sie auch User auf dem Server </text:span><text:span text:style-name="T33">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1">vereinbaren Sie mit dem </text:span>zukünftige<text:span text:style-name="T34">n User ein Ak</text:span>tivierungspasswort.</text:p>
      <text:p text:style-name="P42">Als Admin navigieren Sie im Programm Vega.ja<text:span text:style-name="T34">r in die Menüli</text:span>ste zu "Einstellungen &gt; VEGA Server-<text:span text:style-name="T31">Einstellungen</text:span> &gt; <text:span text:style-name="T31">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5">In der Serververwaltung </text:span>können Sie Name und E-Mail <text:span text:style-name="T36">von Usern </text:span>ändern, nicht jedoch <text:span text:style-name="T36">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7">Ein</text:span> User, <text:span text:style-name="T37">den Sie</text:span> vom Server <text:span text:style-name="T35">löschen</text:span>, <text:span text:style-name="T35">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ext:soft-page-break/>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38">D</text:span>er VEGA Server <text:span text:style-name="T38">legt </text:span>seine User- und Spieldaten in Unterverzeichnissen des Verzeichnisses "<text:span text:style-name="T38">data/</text:span>ServerData" <text:span text:style-name="T38">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5">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3">--++&gt;&gt;-o-&lt;&lt;++--</text:p>
      <text:p text:style-name="P44">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4">Doch, wir hatten was, und zwar jede Menge Spass. Was heute undenkbar erscheint: Kinder trafen sich - also so richtig, nicht virtuell - <text:soft-page-break/>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3">--++&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5"><draw:frame draw:style-name="fr2"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30"><draw:frame draw:style-name="fr2" draw:name="Grafik5" text:anchor-type="paragraph" svg:width="11.763cm" svg:height="8.733cm" draw:z-index="2"><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4T18:06:33.281383916</dc:date>
    <meta:editing-duration>P20DT22H52M8S</meta:editing-duration>
    <meta:editing-cycles>1776</meta:editing-cycles>
    <meta:generator>LibreOffice/24.8.2.1$MacOSX_AARCH64 LibreOffice_project/0f794b6e29741098670a3b95d60478a65d05ef13</meta:generator>
    <meta:print-date>2025-01-04T10:58:59.659949246</meta:print-date>
    <meta:printed-by>PDF-Dateien</meta:printed-by>
    <meta:document-statistic meta:table-count="3" meta:image-count="13" meta:object-count="0" meta:page-count="23" meta:paragraph-count="402" meta:word-count="7191" meta:character-count="51135" meta:non-whitespace-character-count="43372"/>
  </office:meta>
</office:document-meta>
</file>